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47:25.672845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 | G135</text:p>
          </table:table-cell>
          <table:table-cell table:style-name="ce19" office:value-type="string" calcext:value-type="string">
            <text:p>G840 | R365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47:25.764634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47:25.843963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4-01T12:47:25.92162" calcext:value-type="date">
            <text:p>4/1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 v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2:47:26.020412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The Lining of Light</text:p>
          </table:table-cell>
          <table:table-cell table:style-name="ce19" office:value-type="string" calcext:value-type="string">
            <text:p>Darrell Grand Moultrie</text:p>
          </table:table-cell>
          <table:table-cell table:style-name="ce22"/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Stock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ighting called prior to curtain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But when are we going to paint the apartment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2H09M30S" calcext:value-type="time">
            <text:p>2:09:3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2:30:21.23762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4-01T12:47:25.436917579</dc:date>
    <meta:print-date>2011-03-18T12:21:47</meta:print-date>
    <meta:editing-cycles>107</meta:editing-cycles>
    <meta:editing-duration>PT15H29M25S</meta:editing-duration>
    <meta:generator>LibreOffice/4.3.3.2$Linux_X86_64 LibreOffice_project/430m0$Build-2</meta:generator>
    <meta:document-statistic meta:table-count="5" meta:cell-count="650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